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Incremental Rule Generation</text:title></text:p>
      <text:p text:style-name="OrgTitle"/>
      <text:p text:style-name="OrgSubtitle"><text:initial-creator>Atreyee Ghosal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985af1">1. Language Extensions And Imports</text:a></text:p>
          <text:p text:style-name="Contents_20_1"><text:a xlink:type="simple" xlink:href="#org1a8bb14">2. Setting Up The Datatypes</text:a></text:p>
          <text:p text:style-name="Contents_20_2"><text:a xlink:type="simple" xlink:href="#org9de32db">2.1. Token</text:a></text:p>
          <text:p text:style-name="Contents_20_2"><text:a xlink:type="simple" xlink:href="#org4acb013">2.2. Rule</text:a></text:p>
          <text:p text:style-name="Contents_20_1"><text:a xlink:type="simple" xlink:href="#org5b4c1d5">3. Rule-Work Functions</text:a></text:p>
          <text:p text:style-name="Contents_20_2"><text:a xlink:type="simple" xlink:href="#orga3c19de">3.1. frameRule</text:a></text:p>
          <text:p text:style-name="Contents_20_3"><text:a xlink:type="simple" xlink:href="#org2094200">3.1.1. extractNEIndices</text:a></text:p>
          <text:p text:style-name="Contents_20_3"><text:a xlink:type="simple" xlink:href="#org8feca54">3.1.2. extractLevel</text:a></text:p>
          <text:p text:style-name="Contents_20_3"><text:a xlink:type="simple" xlink:href="#orgd3bfaeb">3.1.3. extractWindowHelper</text:a></text:p>
          <text:p text:style-name="Contents_20_3"><text:a xlink:type="simple" xlink:href="#org97ab719">3.1.4. isNamedEntity</text:a></text:p>
          <text:p text:style-name="Contents_20_3"><text:a xlink:type="simple" xlink:href="#org558ce05">3.1.5. extractWindows</text:a></text:p>
          <text:p text:style-name="Contents_20_3"><text:a xlink:type="simple" xlink:href="#orgc2050b8">3.1.6. windowFreq</text:a></text:p>
          <text:p text:style-name="Contents_20_3"><text:a xlink:type="simple" xlink:href="#orgea3ebea">3.1.7. frameRule</text:a></text:p>
          <text:p text:style-name="Contents_20_2"><text:a xlink:type="simple" xlink:href="#org33b8453">3.2. runRule</text:a></text:p>
          <text:p text:style-name="Contents_20_2"><text:a xlink:type="simple" xlink:href="#org7c18b5e">3.3. testRule</text:a></text:p>
          <text:p text:style-name="Contents_20_2"><text:a xlink:type="simple" xlink:href="#orgf782cf1">3.4. judgeRule</text:a></text:p>
          <text:p text:style-name="Contents_20_2"><text:a xlink:type="simple" xlink:href="#orgf02d9d5">3.5. reviseRule</text:a></text:p>
          <text:p text:style-name="Contents_20_1"><text:a xlink:type="simple" xlink:href="#org029f2b5">4. Main</text:a></text:p>
          <text:p text:style-name="Contents_20_1"><text:a xlink:type="simple" xlink:href="#org1b4a85a">5. Python Main</text:a></text:p>
          <text:p text:style-name="Contents_20_1"><text:a xlink:type="simple" xlink:href="#org145a64f">6. Sample Data</text:a></text:p>
        </text:index-body>
      </text:table-of-content>
      <text:h text:style-name="Heading_20_1" text:outline-level="1" text:is-list-header="false">
<text:bookmark-start text:name="OrgXref.org2985af1"/>
<text:bookmark text:name="org2985af1"/>Language Extensions And Imports
<text:bookmark-end text:name="OrgXref.org2985af1"/></text:h>
      <text:p text:style-name="Text_20_body">Firstly, the inevitable laundry list of imports that are necessary whenever one programs in Haskell.
</text:p>
      <text:p text:style-name="OrgSrcBlock"/>
      <text:p text:style-name="OrgSrcBlock"><text:span text:style-name="OrgSrcHaskellPragmaFace">{-#<text:s/>LANGUAGE<text:s/>ScopedTypeVariables<text:s/>#-}</text:span></text:p>
      <text:p text:style-name="OrgSrcBlock"/>
      <text:p text:style-name="OrgSrcBlock"><text:span text:style-name="OrgSrcHaskellKeywordFace">import</text:span><text:s/><text:span text:style-name="OrgSrcHaskellKeywordFace">qualified</text:span><text:s/><text:span text:style-name="OrgSrcHaskellConstructorFace">Data.ByteString.Lazy</text:span><text:s/><text:span text:style-name="OrgSrcHaskellKeywordFace">as</text:span><text:s/><text:span text:style-name="OrgSrcHaskellConstructorFace">BL</text:span></text:p>
      <text:p text:style-name="OrgSrcBlock"><text:span text:style-name="OrgSrcHaskellKeywordFace">import</text:span><text:s/><text:span text:style-name="OrgSrcHaskellConstructorFace">Data.Csv</text:span></text:p>
      <text:p text:style-name="OrgSrcBlockLastLine"><text:span text:style-name="OrgSrcHaskellKeywordFace">import</text:span><text:s/><text:span text:style-name="OrgSrcHaskellKeywordFace">qualified</text:span><text:s/><text:span text:style-name="OrgSrcHaskellConstructorFace">Data.Vector</text:span><text:s/><text:span text:style-name="OrgSrcHaskellKeywordFace">as</text:span><text:s/><text:span text:style-name="OrgSrcHaskellConstructorFace">V</text:span></text:p>
      <text:p text:style-name="OrgSrcBlockLastLine"><text:span text:style-name="OrgSrcHaskellKeywordFace">import</text:span><text:s/><text:span text:style-name="OrgSrcHaskellConstructorFace">Data.Lis</text:span><text:span text:style-name="OrgSrcHaskellConstructorFace">t</text:span></text:p>
      <text:h text:style-name="Heading_20_1" text:outline-level="1" text:is-list-header="false">
<text:bookmark-start text:name="OrgXref.org1a8bb14"/>
<text:bookmark text:name="org1a8bb14"/>Setting Up The Datatypes
<text:bookmark-end text:name="OrgXref.org1a8bb14"/></text:h>
      <text:p text:style-name="Text_20_body">First, we set up the basic datatypes.
</text:p>
      <text:h text:style-name="Heading_20_2" text:outline-level="2" text:is-list-header="false">
<text:bookmark-start text:name="OrgXref.org9de32db"/>
<text:bookmark text:name="org9de32db"/>Token
<text:bookmark-end text:name="OrgXref.org9de32db"/></text:h>
      <text:p text:style-name="OrgSrcBlock"/>
      <text:p text:style-name="OrgSrcBlock"><text:span text:style-name="OrgSrcHaskellKeywordFace">data</text:span><text:s/><text:span text:style-name="OrgSrcHaskellTypeFace">Token</text:span><text:s/><text:span text:style-name="OrgSrcHaskellOperatorFace">=</text:span><text:s/><text:span text:style-name="OrgSrcHaskellConstructorFace">Token</text:span><text:s/><text:span text:style-name="OrgSrcRainbowDelimitersDepth1Face">{</text:span></text:p>
      <text:p text:style-name="OrgSrcBlock"><text:s/><text:s/>name<text:s/><text:span text:style-name="OrgSrcHaskellOperatorFace">::</text:span><text:s/><text:span text:style-name="OrgSrcHaskellTypeFace">String</text:span>,</text:p>
      <text:p text:style-name="OrgSrcBlock"><text:s/><text:s/>startIndex<text:s/><text:span text:style-name="OrgSrcHaskellOperatorFace">::</text:span><text:s/><text:span text:style-name="OrgSrcHaskellTypeFace">Int</text:span>,</text:p>
      <text:p text:style-name="OrgSrcBlock"><text:s/><text:s/>endIndex<text:s/><text:span text:style-name="OrgSrcHaskellOperatorFace">::</text:span><text:s/><text:span text:style-name="OrgSrcHaskellTypeFace">Int</text:span>,</text:p>
      <text:p text:style-name="OrgSrcBlock"><text:s/><text:s/>hasSpace<text:s/><text:span text:style-name="OrgSrcHaskellOperatorFace">::</text:span><text:s/><text:span text:style-name="OrgSrcHaskellTypeFace">Int</text:span>,</text:p>
      <text:p text:style-name="OrgSrcBlock"><text:s/><text:s/>posTag<text:s/><text:span text:style-name="OrgSrcHaskellOperatorFace">::</text:span><text:s/><text:span text:style-name="OrgSrcHaskellTypeFace">String</text:span>,</text:p>
      <text:p text:style-name="OrgSrcBlockLastLine"><text:s/><text:s/>isNE<text:s/><text:span text:style-name="OrgSrcHaskellOperatorFace">::</text:span><text:s/><text:span text:style-name="OrgSrcHaskellTypeFace">Bool</text:span></text:p>
      <text:p text:style-name="OrgSrcBlockLastLine"><text:s/><text:s/><text:s/><text:s/><text:s/><text:s/><text:s/><text:s/><text:s/><text:s/><text:s/><text:s/><text:s/><text:s/><text:s/><text:s/><text:s/><text:s/><text:s/><text:span text:style-name="OrgSrcRainbowDelimitersDepth1Face">}</text:span><text:s/><text:span text:style-name="OrgSrcHaskellKeywordFace">deriving</text:span><text:s/><text:span text:style-name="OrgSrcRainbowDelimitersDepth1Face">(</text:span><text:span text:style-name="OrgSrcHaskellConstructorFace">Show</text:span>,<text:s/><text:span text:style-name="OrgSrcHaskellConstructorFace">Read</text:span>,<text:s/><text:span text:style-name="OrgSrcHaskellConstructorFace">Eq</text:span><text:span text:style-name="OrgSrcRainbowDelimitersDepth1Face">)</text:span></text:p>
      <text:p text:style-name="OrgSrcBlockLastLine"/>
      <text:h text:style-name="Heading_20_2" text:outline-level="2" text:is-list-header="false">
<text:bookmark-start text:name="OrgXref.org4acb013"/>
<text:bookmark text:name="org4acb013"/>Rule
<text:bookmark-end text:name="OrgXref.org4acb013"/></text:h>
      <text:p text:style-name="Text_20_body">A rule has the following parameters:
</text:p>
      <text:list text:style-name="OrgDescriptionList" text:continue-numbering="false">
        <text:list-item>
          <text:p text:style-name="Text_20_body_20_bold">isInternal</text:p>
          <text:list text:style-name="OrgDescriptionList" text:continue-numbering="true">
            <text:list-item>
              <text:p text:style-name="Text_20_body">Bool
</text:p>
              <text:list text:style-name="OrgBulletedList" text:continue-numbering="true">
                <text:list-item>
                  <text:p text:style-name="Text_20_body">Defines whether to look internal to a <text:span text:style-name="OrgCode">Name</text:span> or external to it for information
</text:p>
                </text:list-item>
              </text:list>
            </text:list-item>
          </text:list>
        </text:list-item>
        <text:list-item>
          <text:p text:style-name="Text_20_body_20_bold">contextWindow</text:p>
          <text:list text:style-name="OrgDescriptionList" text:continue-numbering="true">
            <text:list-item>
              <text:p text:style-name="Text_20_body">Int
</text:p>
              <text:list text:style-name="OrgBulletedList" text:continue-numbering="true">
                <text:list-item>
                  <text:p text:style-name="Text_20_body">Defines the context window - i.e: how wide is the "window of information" we consider
</text:p>
                </text:list-item>
              </text:list>
            </text:list-item>
          </text:list>
        </text:list-item>
        <text:list-item>
          <text:p text:style-name="Text_20_body_20_bold">matrixLevel</text:p>
          <text:list text:style-name="OrgDescriptionList" text:continue-numbering="true">
            <text:list-item>
              <text:p text:style-name="Text_20_body">Int
</text:p>
              <text:list text:style-name="OrgBulletedList" text:continue-numbering="true">
                <text:list-item>
                  <text:p text:style-name="Text_20_body">Defines the level of the feature matrix to mine for information
</text:p>
                </text:list-item>
              </text:list>
            </text:list-item>
          </text:list>
        </text:list-item>
        <text:list-item>
          <text:p text:style-name="Text_20_body_20_bold">sequence</text:p>
          <text:list text:style-name="OrgDescriptionList" text:continue-numbering="true">
            <text:list-item>
              <text:p text:style-name="Text_20_body">[String]
</text:p>
              <text:list text:style-name="OrgBulletedList" text:continue-numbering="true">
                <text:list-item>
                  <text:p text:style-name="Text_20_body">Defines the "Name" of the rule- i.e the sequence/pattern that forms the rule
</text:p>
                </text:list-item>
              </text:list>
            </text:list-item>
          </text:list>
        </text:list-item>
      </text:list>
      <text:p text:style-name="OrgSrcBlock"/>
      <text:p text:style-name="OrgSrcBlock"><text:span text:style-name="OrgSrcHaskellKeywordFace">data</text:span><text:s/><text:span text:style-name="OrgSrcHaskellTypeFace">Rule</text:span><text:s/><text:span text:style-name="OrgSrcHaskellOperatorFace">=</text:span><text:s/><text:span text:style-name="OrgSrcHaskellConstructorFace">Rule</text:span><text:s/><text:span text:style-name="OrgSrcRainbowDelimitersDepth1Face">{</text:span></text:p>
      <text:p text:style-name="OrgSrcBlock"><text:s/><text:s/>isInternal<text:s/><text:span text:style-name="OrgSrcHaskellOperatorFace">::</text:span><text:s/><text:span text:style-name="OrgSrcHaskellTypeFace">Bool</text:span>,</text:p>
      <text:p text:style-name="OrgSrcBlock"><text:s/><text:s/>contextWindow<text:s/><text:span text:style-name="OrgSrcHaskellOperatorFace">::</text:span><text:s/><text:span text:style-name="OrgSrcHaskellTypeFace">Int</text:span>,</text:p>
      <text:p text:style-name="OrgSrcBlock"><text:s/><text:s/>matrixLevel<text:s/><text:span text:style-name="OrgSrcHaskellOperatorFace">::</text:span><text:s/><text:span text:style-name="OrgSrcHaskellTypeFace">Int</text:span>,</text:p>
      <text:p text:style-name="OrgSrcBlockLastLine"><text:s/><text:s/>sequence<text:s/><text:span text:style-name="OrgSrcHaskellOperatorFace">::</text:span><text:s/><text:span text:style-name="OrgSrcRainbowDelimitersDepth2Face">[</text:span><text:span text:style-name="OrgSrcHaskellTypeFace">String</text:span><text:span text:style-name="OrgSrcRainbowDelimitersDepth2Face">]</text:span></text:p>
      <text:p text:style-name="OrgSrcBlockLastLine"><text:s/><text:s/><text:s/><text:s/><text:s/><text:s/><text:s/><text:s/><text:s/><text:s/><text:s/><text:s/><text:s/><text:s/><text:s/><text:s/><text:s/><text:span text:style-name="OrgSrcRainbowDelimitersDepth1Face">}</text:span><text:s/><text:span text:style-name="OrgSrcHaskellKeywordFace">deriving</text:span><text:s/><text:span text:style-name="OrgSrcRainbowDelimitersDepth1Face">(</text:span><text:span text:style-name="OrgSrcHaskellConstructorFace">Show</text:span>,<text:s/><text:span text:style-name="OrgSrcHaskellConstructorFace">Read</text:span>,<text:s/><text:span text:style-name="OrgSrcHaskellConstructorFace">Eq</text:span><text:span text:style-name="OrgSrcRainbowDelimitersDepth1Face">)</text:span></text:p>
      <text:p text:style-name="OrgSrcBlockLastLine"/>
      <text:h text:style-name="Heading_20_1" text:outline-level="1" text:is-list-header="false">
<text:bookmark-start text:name="OrgXref.org5b4c1d5"/>
<text:bookmark text:name="org5b4c1d5"/>Rule-Work Functions
<text:bookmark-end text:name="OrgXref.org5b4c1d5"/></text:h>
      <text:h text:style-name="Heading_20_2" text:outline-level="2" text:is-list-header="false">
<text:bookmark-start text:name="OrgXref.orga3c19de"/>
<text:bookmark text:name="orga3c19de"/>frameRule
<text:bookmark-end text:name="OrgXref.orga3c19de"/></text:h>
      <text:p text:style-name="Text_20_body">Takes a set of parameters and a list of tokens as arguments and returns a rule.
</text:p>
      <text:h text:style-name="Heading_20_3" text:outline-level="3" text:is-list-header="false">
<text:bookmark-start text:name="OrgXref.org2094200"/>
<text:bookmark text:name="org2094200"/>extractNEIndices
<text:bookmark-end text:name="OrgXref.org2094200"/></text:h>
      <text:p text:style-name="Text_20_body">A helper function to make a list of start and end indices of the named entities in the corpus.
</text:p>
      <text:p text:style-name="Text_20_body">(We assume the input is a feature matrix composed of <text:span text:style-name="OrgCode">Token</text:span> -type values.)
</text:p>
      <text:p text:style-name="OrgSrcBlock"/>
      <text:p text:style-name="OrgSrcBlock"><text:span text:style-name="OrgSrcHaskellDefinitionFace">extractNEIndices</text:span><text:s/><text:span text:style-name="OrgSrcHaskellOperatorFace">::</text:span><text:s/><text:span text:style-name="OrgSrcRainbowDelimitersDepth1Face">[</text:span><text:span text:style-name="OrgSrcHaskellTypeFace">Token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RainbowDelimitersDepth2Face">[</text:span><text:span text:style-name="OrgSrcHaskellTypeFace">Int</text:span><text:span text:style-name="OrgSrcRainbowDelimitersDepth2Face">]</text:span><text:span text:style-name="OrgSrcRainbowDelimitersDepth1Face">]</text:span></text:p>
      <text:p text:style-name="OrgSrcBlock"><text:span text:style-name="OrgSrcHaskellDefinitionFace">extractNEIndices</text:span><text:s/>corpus<text:s/><text:span text:style-name="OrgSrcHaskellOperatorFace">=</text:span><text:s/>extractNEHelper<text:s/><text:span text:style-name="OrgSrcHighlightNumbersNumber">0</text:span><text:s/><text:span text:style-name="OrgSrcHaskellConstructorFace">False</text:span><text:s/><text:span text:style-name="OrgSrcRainbowDelimitersDepth1Face">[</text:span><text:span text:style-name="OrgSrcRainbowDelimitersDepth1Face">]</text:span><text:s/><text:span text:style-name="OrgSrcRainbowDelimitersDepth1Face">[</text:span><text:span text:style-name="OrgSrcRainbowDelimitersDepth1Face">]</text:span><text:s/><text:span text:style-name="OrgSrcHaskellOperatorFace">$</text:span><text:s/>extractLevel<text:s/><text:span text:style-name="OrgSrcHighlightNumbersNumber">6</text:span><text:s/>corpus<text:s/><text:span text:style-name="OrgSrcRainbowDelimitersDepth1Face">[</text:span><text:span text:style-name="OrgSrcRainbowDelimitersDepth1Face">]</text:span></text:p>
      <text:p text:style-name="OrgSrcBlock"/>
      <text:p text:style-name="OrgSrcBlock"><text:span text:style-name="OrgSrcHaskellDefinitionFace">extractNEHelper</text:span><text:s/><text:span text:style-name="OrgSrcHaskellOperatorFace">::</text:span><text:s/><text:span text:style-name="OrgSrcHaskellTypeFace">Int</text:span><text:s/><text:span text:style-name="OrgSrcHaskellOperatorFace">-&gt;</text:span><text:s/><text:span text:style-name="OrgSrcHaskellTypeFace">Bool</text:span><text:s/><text:span text:style-name="OrgSrcHaskellOperatorFace">-&gt;</text:span><text:s/><text:span text:style-name="OrgSrcRainbowDelimitersDepth1Face">[</text:span><text:span text:style-name="OrgSrcHaskellTypeFace">Int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Int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RainbowDelimitersDepth2Face">[</text:span><text:span text:style-name="OrgSrcHaskellTypeFace">Int</text:span><text:span text:style-name="OrgSrcRainbowDelimitersDepth2Face">]</text:span><text:span text:style-name="OrgSrcRainbowDelimitersDepth1Face">]</text:span></text:p>
      <text:p text:style-name="OrgSrcBlock"><text:span text:style-name="OrgSrcHaskellDefinitionFace">extractNEHelper</text:span><text:s/>index<text:s/><text:span text:style-name="OrgSrcHaskellConstructorFace">False</text:span><text:s/>startIndexList<text:s/>endIndexList<text:s/><text:span text:style-name="OrgSrcRainbowDelimitersDepth1Face">[</text:span><text:span text:style-name="OrgSrcRainbowDelimitersDepth1Face">]</text:span><text:s/><text:span text:style-name="OrgSrcHaskellOperatorFace">=</text:span><text:s/><text:span text:style-name="OrgSrcRainbowDelimitersDepth1Face">[</text:span>reverse<text:s/>startIndexList,reverse<text:s/>endIndexList<text:span text:style-name="OrgSrcRainbowDelimitersDepth1Face">]</text:span></text:p>
      <text:p text:style-name="OrgSrcBlock"><text:span text:style-name="OrgSrcHaskellDefinitionFace">extractNEHelper</text:span><text:s/>index<text:s/><text:span text:style-name="OrgSrcHaskellConstructorFace">True</text:span><text:s/>startIndexList<text:s/>endIndexList<text:s/><text:span text:style-name="OrgSrcRainbowDelimitersDepth1Face">[</text:span><text:span text:style-name="OrgSrcRainbowDelimitersDepth1Face">]</text:span><text:s/><text:span text:style-name="OrgSrcHaskellOperatorFace">=</text:span><text:s/><text:span text:style-name="OrgSrcRainbowDelimitersDepth1Face">[</text:span>reverse<text:s/>startIndexList,reverse<text:s/><text:span text:style-name="OrgSrcRainbowDelimitersDepth2Face">(</text:span>index<text:s/><text:span text:style-name="OrgSrcHaskellOperatorFace">-</text:span><text:s/><text:span text:style-name="OrgSrcHighlightNumbersNumber">1</text:span><text:s/><text:span text:style-name="OrgSrcHaskellConstructorFace">:</text:span><text:s/>endIndexList<text:span text:style-name="OrgSrcRainbowDelimitersDepth2Face">)</text:span><text:span text:style-name="OrgSrcRainbowDelimitersDepth1Face">]</text:span></text:p>
      <text:p text:style-name="OrgSrcBlock"><text:span text:style-name="OrgSrcHaskellDefinitionFace">extractNEHelper</text:span><text:s/>index<text:s/><text:span text:style-name="OrgSrcHaskellConstructorFace">False</text:span><text:s/>startIndexList<text:s/>endIndexList<text:s/>isNEList<text:s/><text:span text:style-name="OrgSrcHaskellOperatorFace">=</text:span><text:s/><text:span text:style-name="OrgSrcHaskellKeywordFace">case</text:span><text:s/><text:span text:style-name="OrgSrcRainbowDelimitersDepth1Face">(</text:span>read<text:s/><text:span text:style-name="OrgSrcRainbowDelimitersDepth2Face">(</text:span>head<text:s/>isNEList<text:span text:style-name="OrgSrcRainbowDelimitersDepth2Face">)</text:span><text:s/><text:span text:style-name="OrgSrcHaskellOperatorFace">::</text:span><text:s/><text:span text:style-name="OrgSrcHaskellTypeFace">Bool</text:span><text:span text:style-name="OrgSrcRainbowDelimitersDepth1Face">)</text:span><text:s/><text:s/><text:span text:style-name="OrgSrcHaskellKeywordFace">of</text:span></text:p>
      <text:p text:style-name="OrgSrcBlock"><text:s/><text:s/><text:span text:style-name="OrgSrcHaskellConstructorFace">False</text:span><text:s/><text:span text:style-name="OrgSrcHaskellOperatorFace">-&gt;</text:span><text:s/>extractNEHelper<text:s/><text:span text:style-name="OrgSrcRainbowDelimitersDepth1Face">(</text:span>index<text:span text:style-name="OrgSrcHaskellOperatorFace">+</text:span><text:span text:style-name="OrgSrcHighlightNumbersNumber">1</text:span><text:span text:style-name="OrgSrcRainbowDelimitersDepth1Face">)</text:span><text:s/><text:span text:style-name="OrgSrcHaskellConstructorFace">False</text:span><text:s/>startIndexList<text:s/>endIndexList<text:s/><text:span text:style-name="OrgSrcRainbowDelimitersDepth1Face">(</text:span>tail<text:s/>isNEList<text:span text:style-name="OrgSrcRainbowDelimitersDepth1Face">)</text:span></text:p>
      <text:p text:style-name="OrgSrcBlock"><text:s/><text:s/><text:span text:style-name="OrgSrcHaskellConstructorFace">True</text:span><text:s/><text:s/><text:span text:style-name="OrgSrcHaskellOperatorFace">-&gt;</text:span><text:s/>extractNEHelper<text:s/><text:span text:style-name="OrgSrcRainbowDelimitersDepth1Face">(</text:span>index<text:span text:style-name="OrgSrcHaskellOperatorFace">+</text:span><text:span text:style-name="OrgSrcHighlightNumbersNumber">1</text:span><text:span text:style-name="OrgSrcRainbowDelimitersDepth1Face">)</text:span><text:s/><text:span text:style-name="OrgSrcHaskellConstructorFace">True</text:span><text:s/><text:span text:style-name="OrgSrcRainbowDelimitersDepth1Face">(</text:span>index<text:s/><text:span text:style-name="OrgSrcHaskellConstructorFace">:</text:span><text:s/>startIndexList<text:span text:style-name="OrgSrcRainbowDelimitersDepth1Face">)</text:span><text:s/>endIndexList<text:s/><text:span text:style-name="OrgSrcRainbowDelimitersDepth1Face">(</text:span>tail<text:s/>isNEList<text:span text:style-name="OrgSrcRainbowDelimitersDepth1Face">)</text:span></text:p>
      <text:p text:style-name="OrgSrcBlock"><text:span text:style-name="OrgSrcHaskellDefinitionFace">extractNEHelper</text:span><text:s/>index<text:s/><text:span text:style-name="OrgSrcHaskellConstructorFace">True</text:span><text:s/>startIndexList<text:s/>endIndexList<text:s/>isNEList<text:s/><text:span text:style-name="OrgSrcHaskellOperatorFace">=</text:span><text:s/><text:span text:style-name="OrgSrcHaskellKeywordFace">case</text:span><text:s/><text:span text:style-name="OrgSrcRainbowDelimitersDepth1Face">(</text:span>read<text:s/><text:span text:style-name="OrgSrcRainbowDelimitersDepth2Face">(</text:span>head<text:s/>isNEList<text:span text:style-name="OrgSrcRainbowDelimitersDepth2Face">)</text:span><text:s/><text:span text:style-name="OrgSrcHaskellOperatorFace">::</text:span><text:s/><text:span text:style-name="OrgSrcHaskellTypeFace">Bool</text:span><text:span text:style-name="OrgSrcRainbowDelimitersDepth1Face">)</text:span><text:s/><text:span text:style-name="OrgSrcHaskellKeywordFace">of</text:span></text:p>
      <text:p text:style-name="OrgSrcBlock"><text:s/><text:s/><text:span text:style-name="OrgSrcHaskellConstructorFace">False</text:span><text:s/><text:span text:style-name="OrgSrcHaskellOperatorFace">-&gt;</text:span><text:s/>extractNEHelper<text:s/><text:span text:style-name="OrgSrcRainbowDelimitersDepth1Face">(</text:span>index<text:span text:style-name="OrgSrcHaskellOperatorFace">+</text:span><text:span text:style-name="OrgSrcHighlightNumbersNumber">1</text:span><text:span text:style-name="OrgSrcRainbowDelimitersDepth1Face">)</text:span><text:s/><text:span text:style-name="OrgSrcHaskellConstructorFace">False</text:span><text:s/>startIndexList<text:s/><text:span text:style-name="OrgSrcRainbowDelimitersDepth1Face">(</text:span><text:span text:style-name="OrgSrcRainbowDelimitersDepth2Face">(</text:span>index<text:s/><text:span text:style-name="OrgSrcHaskellOperatorFace">-</text:span><text:s/><text:span text:style-name="OrgSrcHighlightNumbersNumber">1</text:span><text:span text:style-name="OrgSrcRainbowDelimitersDepth2Face">)</text:span><text:s/><text:span text:style-name="OrgSrcHaskellConstructorFace">:</text:span><text:s/>endIndexList<text:span text:style-name="OrgSrcRainbowDelimitersDepth1Face">)</text:span><text:s/><text:span text:style-name="OrgSrcRainbowDelimitersDepth1Face">(</text:span>tail<text:s/>isNEList<text:span text:style-name="OrgSrcRainbowDelimitersDepth1Face">)</text:span></text:p>
      <text:p text:style-name="OrgSrcBlock"><text:s/><text:s/><text:span text:style-name="OrgSrcHaskellConstructorFace">True</text:span><text:s/><text:s/><text:span text:style-name="OrgSrcHaskellOperatorFace">-&gt;</text:span><text:s/>extractNEHelper<text:s/><text:span text:style-name="OrgSrcRainbowDelimitersDepth1Face">(</text:span>index<text:span text:style-name="OrgSrcHaskellOperatorFace">+</text:span><text:span text:style-name="OrgSrcHighlightNumbersNumber">1</text:span><text:span text:style-name="OrgSrcRainbowDelimitersDepth1Face">)</text:span><text:s/><text:span text:style-name="OrgSrcHaskellConstructorFace">True</text:span><text:s/>startIndexList<text:s/>endIndexList<text:s/><text:span text:style-name="OrgSrcRainbowDelimitersDepth1Face">(</text:span>tail<text:s/>isNEList<text:span text:style-name="OrgSrcRainbowDelimitersDepth1Face">)</text:span></text:p>
      <text:p text:style-name="OrgSrcBlock"/>
      <text:p text:style-name="OrgSrcBlockLastLine"/>
      <text:p text:style-name="OrgSrcBlockLastLine"/>
      <text:p text:style-name="OrgSrcBlockLastLine"/>
      <text:h text:style-name="Heading_20_3" text:outline-level="3" text:is-list-header="false">
<text:bookmark-start text:name="OrgXref.org8feca54"/>
<text:bookmark text:name="org8feca54"/>extractLevel
<text:bookmark-end text:name="OrgXref.org8feca54"/></text:h>
      <text:p text:style-name="Text_20_body">Extracts the given level of the feature matrix so that we can work with it.
</text:p>
      <text:p text:style-name="OrgSrcBlock"/>
      <text:p text:style-name="OrgSrcBlock"/>
      <text:p text:style-name="OrgSrcBlock"><text:span text:style-name="OrgSrcHaskellDefinitionFace">extractLevel</text:span><text:s/><text:span text:style-name="OrgSrcHaskellOperatorFace">::</text:span><text:s/><text:span text:style-name="OrgSrcHaskellTypeFace">Int</text:span><text:s/><text:span text:style-name="OrgSrcHaskellOperatorFace">-&gt;</text:span><text:s/><text:span text:style-name="OrgSrcRainbowDelimitersDepth1Face">[</text:span><text:span text:style-name="OrgSrcHaskellTypeFace">Token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/text:p>
      <text:p text:style-name="OrgSrcBlock"><text:span text:style-name="OrgSrcHaskellDefinitionFace">extractLevel</text:span><text:s/>level<text:s/><text:span text:style-name="OrgSrcRainbowDelimitersDepth1Face">[</text:span><text:span text:style-name="OrgSrcRainbowDelimitersDepth1Face">]</text:span><text:s/>acc<text:s/><text:span text:style-name="OrgSrcHaskellOperatorFace">=</text:span><text:s/>reverse<text:s/>acc</text:p>
      <text:p text:style-name="OrgSrcBlock"><text:span text:style-name="OrgSrcHaskellDefinitionFace">extractLevel</text:span><text:s/>level<text:s/>corpus<text:s/>acc<text:s/><text:span text:style-name="OrgSrcHaskellOperatorFace">=</text:span><text:s/><text:span text:style-name="OrgSrcHaskellKeywordFace">case</text:span><text:s/>level<text:s/><text:span text:style-name="OrgSrcHaskellKeywordFace">of</text:span></text:p>
      <text:p text:style-name="OrgSrcBlock"><text:s/><text:s/><text:span text:style-name="OrgSrcHighlightNumbersNumber">1</text:span><text:s/><text:span text:style-name="OrgSrcHaskellOperatorFace">-&gt;</text:span><text:s/>extractLevel<text:s/>level<text:s/><text:span text:style-name="OrgSrcRainbowDelimitersDepth1Face">(</text:span>tail<text:s/>corpus<text:span text:style-name="OrgSrcRainbowDelimitersDepth1Face">)</text:span><text:s/><text:span text:style-name="OrgSrcRainbowDelimitersDepth1Face">(</text:span><text:span text:style-name="OrgSrcRainbowDelimitersDepth2Face">(</text:span>name<text:s/><text:span text:style-name="OrgSrcRainbowDelimitersDepth3Face">(</text:span>head<text:s/>corpus<text:span text:style-name="OrgSrcRainbowDelimitersDepth3Face">)</text:span><text:span text:style-name="OrgSrcRainbowDelimitersDepth2Face">)</text:span><text:s/><text:span text:style-name="OrgSrcHaskellConstructorFace">:</text:span><text:s/>acc<text:span text:style-name="OrgSrcRainbowDelimitersDepth1Face">)</text:span></text:p>
      <text:p text:style-name="OrgSrcBlock"><text:s/><text:s/><text:span text:style-name="OrgSrcHighlightNumbersNumber">2</text:span><text:s/><text:span text:style-name="OrgSrcHaskellOperatorFace">-&gt;</text:span><text:s/>extractLevel<text:s/>level<text:s/><text:span text:style-name="OrgSrcRainbowDelimitersDepth1Face">(</text:span>tail<text:s/>corpus<text:span text:style-name="OrgSrcRainbowDelimitersDepth1Face">)</text:span><text:s/><text:span text:style-name="OrgSrcRainbowDelimitersDepth1Face">(</text:span><text:span text:style-name="OrgSrcRainbowDelimitersDepth2Face">(</text:span>show<text:s/><text:span text:style-name="OrgSrcRainbowDelimitersDepth3Face">(</text:span>startIndex<text:s/><text:span text:style-name="OrgSrcRainbowDelimitersDepth4Face">(</text:span>head<text:s/>corpus<text:span text:style-name="OrgSrcRainbowDelimitersDepth4Face">)</text:span><text:span text:style-name="OrgSrcRainbowDelimitersDepth3Face">)</text:span><text:span text:style-name="OrgSrcRainbowDelimitersDepth2Face">)</text:span><text:s/><text:span text:style-name="OrgSrcHaskellConstructorFace">:</text:span><text:s/>acc<text:span text:style-name="OrgSrcRainbowDelimitersDepth1Face">)</text:span></text:p>
      <text:p text:style-name="OrgSrcBlock"><text:s/><text:s/><text:span text:style-name="OrgSrcHighlightNumbersNumber">3</text:span><text:s/><text:span text:style-name="OrgSrcHaskellOperatorFace">-&gt;</text:span><text:s/>extractLevel<text:s/>level<text:s/><text:span text:style-name="OrgSrcRainbowDelimitersDepth1Face">(</text:span>tail<text:s/>corpus<text:span text:style-name="OrgSrcRainbowDelimitersDepth1Face">)</text:span><text:s/><text:span text:style-name="OrgSrcRainbowDelimitersDepth1Face">(</text:span><text:span text:style-name="OrgSrcRainbowDelimitersDepth2Face">(</text:span>show<text:s/><text:span text:style-name="OrgSrcRainbowDelimitersDepth3Face">(</text:span>endIndex<text:s/><text:span text:style-name="OrgSrcRainbowDelimitersDepth4Face">(</text:span>head<text:s/>corpus<text:span text:style-name="OrgSrcRainbowDelimitersDepth4Face">)</text:span><text:span text:style-name="OrgSrcRainbowDelimitersDepth3Face">)</text:span><text:span text:style-name="OrgSrcRainbowDelimitersDepth2Face">)</text:span><text:s/><text:span text:style-name="OrgSrcHaskellConstructorFace">:</text:span><text:s/>acc<text:span text:style-name="OrgSrcRainbowDelimitersDepth1Face">)</text:span></text:p>
      <text:p text:style-name="OrgSrcBlock"><text:s/><text:s/><text:span text:style-name="OrgSrcHighlightNumbersNumber">4</text:span><text:s/><text:span text:style-name="OrgSrcHaskellOperatorFace">-&gt;</text:span><text:s/>extractLevel<text:s/>level<text:s/><text:span text:style-name="OrgSrcRainbowDelimitersDepth1Face">(</text:span>tail<text:s/>corpus<text:span text:style-name="OrgSrcRainbowDelimitersDepth1Face">)</text:span><text:s/><text:span text:style-name="OrgSrcRainbowDelimitersDepth1Face">(</text:span><text:span text:style-name="OrgSrcRainbowDelimitersDepth2Face">(</text:span>show<text:s/><text:span text:style-name="OrgSrcRainbowDelimitersDepth3Face">(</text:span>hasSpace<text:s/><text:span text:style-name="OrgSrcRainbowDelimitersDepth4Face">(</text:span>head<text:s/>corpus<text:span text:style-name="OrgSrcRainbowDelimitersDepth4Face">)</text:span><text:span text:style-name="OrgSrcRainbowDelimitersDepth3Face">)</text:span><text:span text:style-name="OrgSrcRainbowDelimitersDepth2Face">)</text:span><text:s/><text:span text:style-name="OrgSrcHaskellConstructorFace">:</text:span><text:s/>acc<text:span text:style-name="OrgSrcRainbowDelimitersDepth1Face">)</text:span></text:p>
      <text:p text:style-name="OrgSrcBlockLastLine"><text:s/><text:s/><text:span text:style-name="OrgSrcHighlightNumbersNumber">5</text:span><text:s/><text:span text:style-name="OrgSrcHaskellOperatorFace">-&gt;</text:span><text:s/>extractLevel<text:s/>level<text:s/><text:span text:style-name="OrgSrcRainbowDelimitersDepth1Face">(</text:span>tail<text:s/>corpus<text:span text:style-name="OrgSrcRainbowDelimitersDepth1Face">)</text:span><text:s/><text:span text:style-name="OrgSrcRainbowDelimitersDepth1Face">(</text:span><text:span text:style-name="OrgSrcRainbowDelimitersDepth2Face">(</text:span>posTag<text:s/><text:span text:style-name="OrgSrcRainbowDelimitersDepth3Face">(</text:span>head<text:s/>corpus<text:span text:style-name="OrgSrcRainbowDelimitersDepth3Face">)</text:span><text:span text:style-name="OrgSrcRainbowDelimitersDepth2Face">)</text:span><text:s/><text:span text:style-name="OrgSrcHaskellConstructorFace">:</text:span><text:s/>acc<text:span text:style-name="OrgSrcRainbowDelimitersDepth1Face">)</text:span></text:p>
      <text:p text:style-name="OrgSrcBlockLastLine"><text:s/><text:s/><text:span text:style-name="OrgSrcHighlightNumbersNumber">6</text:span><text:s/><text:span text:style-name="OrgSrcHaskellOperatorFace">-&gt;</text:span><text:s/>extractLevel<text:s/>level<text:s/><text:span text:style-name="OrgSrcRainbowDelimitersDepth1Face">(</text:span>tail<text:s/>corpus<text:span text:style-name="OrgSrcRainbowDelimitersDepth1Face">)</text:span><text:s/><text:span text:style-name="OrgSrcRainbowDelimitersDepth1Face">(</text:span><text:span text:style-name="OrgSrcRainbowDelimitersDepth2Face">(</text:span>show<text:s/><text:span text:style-name="OrgSrcRainbowDelimitersDepth3Face">(</text:span>isNE<text:s/><text:span text:style-name="OrgSrcRainbowDelimitersDepth4Face">(</text:span>head<text:s/>corpus<text:span text:style-name="OrgSrcRainbowDelimitersDepth4Face">)</text:span><text:span text:style-name="OrgSrcRainbowDelimitersDepth3Face">)</text:span><text:span text:style-name="OrgSrcRainbowDelimitersDepth2Face">)</text:span><text:s/><text:span text:style-name="OrgSrcHaskellConstructorFace">:</text:span><text:s/>acc<text:span text:style-name="OrgSrcRainbowDelimitersDepth1Face">)</text:span></text:p>
      <text:p text:style-name="OrgSrcBlockLastLine"/>
      <text:h text:style-name="Heading_20_3" text:outline-level="3" text:is-list-header="false">
<text:bookmark-start text:name="OrgXref.orgd3bfaeb"/>
<text:bookmark text:name="orgd3bfaeb"/>extractWindowHelper
<text:bookmark-end text:name="OrgXref.orgd3bfaeb"/></text:h>
      <text:p text:style-name="Text_20_body">Extracts a window of size 'n' with offset 'offset' away from a (provided) named entity index.
</text:p>
      <text:p text:style-name="OrgSrcBlock"/>
      <text:p text:style-name="OrgSrcBlock"/>
      <text:p text:style-name="OrgSrcBlock"><text:span text:style-name="OrgSrcHaskellDefinitionFace">extractWindowHelper</text:span><text:s/><text:span text:style-name="OrgSrcHaskellOperatorFace">::</text:span><text:s/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RainbowDelimitersDepth1Face">(</text:span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text:span text:style-name="OrgSrcRainbowDelimitersDepth1Face">)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/text:p>
      <text:p text:style-name="OrgSrcBlock"><text:span text:style-name="OrgSrcHaskellDefinitionFace">extractWindowHelper</text:span><text:s/><text:span text:style-name="OrgSrcHighlightNumbersNumber">0</text:span><text:s/>offset<text:s/>op<text:s/>namedEntityIndex<text:s/>corpus<text:s/>window<text:s/><text:span text:style-name="OrgSrcHaskellOperatorFace">=</text:span><text:s/>reverse<text:s/>window</text:p>
      <text:p text:style-name="OrgSrcBlock"><text:span text:style-name="OrgSrcHaskellDefinitionFace">extractWindowHelper</text:span><text:s/>n<text:s/>offset<text:s/>op<text:s/>namedEntityIndex<text:s/>corpus<text:s/>window<text:s/><text:span text:style-name="OrgSrcHaskellOperatorFace">=</text:span><text:s/><text:span text:style-name="OrgSrcHaskellKeywordFace">if</text:span><text:s/><text:span text:style-name="OrgSrcRainbowDelimitersDepth1Face">(</text:span>op<text:s/>n<text:s/>offset<text:s/>namedEntityIndex<text:span text:style-name="OrgSrcRainbowDelimitersDepth1Face">)</text:span><text:s/><text:span text:style-name="OrgSrcHaskellOperatorFace">&lt;</text:span><text:s/><text:span text:style-name="OrgSrcRainbowDelimitersDepth1Face">(</text:span>length<text:s/>corpus<text:span text:style-name="OrgSrcRainbowDelimitersDepth1Face">)</text:span></text:p>
      <text:p text:style-name="OrgSrcBlock"><text:s/><text:s/><text:span text:style-name="OrgSrcHaskellKeywordFace">then</text:span></text:p>
      <text:p text:style-name="OrgSrcBlock"><text:s/><text:s/>extractWindowHelper<text:s/><text:span text:style-name="OrgSrcRainbowDelimitersDepth1Face">(</text:span>n<text:span text:style-name="OrgSrcHaskellOperatorFace">-</text:span><text:span text:style-name="OrgSrcHighlightNumbersNumber">1</text:span><text:span text:style-name="OrgSrcRainbowDelimitersDepth1Face">)</text:span><text:s/>offset<text:s/>op<text:s/>namedEntityIndex<text:s/>corpus<text:s/><text:span text:style-name="OrgSrcRainbowDelimitersDepth1Face">(</text:span><text:span text:style-name="OrgSrcRainbowDelimitersDepth2Face">(</text:span>corpus<text:s/><text:span text:style-name="OrgSrcHaskellOperatorFace">!!</text:span><text:s/><text:span text:style-name="OrgSrcRainbowDelimitersDepth3Face">(</text:span>op<text:s/>n<text:s/>offset<text:s/>namedEntityIndex<text:span text:style-name="OrgSrcRainbowDelimitersDepth3Face">)</text:span><text:span text:style-name="OrgSrcRainbowDelimitersDepth2Face">)</text:span><text:s/><text:span text:style-name="OrgSrcHaskellConstructorFace">:</text:span><text:s/>window<text:span text:style-name="OrgSrcRainbowDelimitersDepth1Face">)</text:span></text:p>
      <text:p text:style-name="OrgSrcBlock"><text:s/><text:s/><text:span text:style-name="OrgSrcHaskellKeywordFace">else</text:span></text:p>
      <text:p text:style-name="OrgSrcBlockLastLine"><text:s/><text:s/>reverse<text:s/><text:s/>window</text:p>
      <text:p text:style-name="OrgSrcBlockLastLine"/>
      <text:p text:style-name="OrgSrcBlockLastLine"/>
      <text:h text:style-name="Heading_20_3" text:outline-level="3" text:is-list-header="false">
<text:bookmark-start text:name="OrgXref.org97ab719"/>
<text:bookmark text:name="org97ab719"/>isNamedEntity
<text:bookmark-end text:name="OrgXref.org97ab719"/></text:h>
      <text:p text:style-name="Text_20_body">Checks if a particular index of a list belongs to a Named Entity or not.
</text:p>
      <text:p text:style-name="OrgSrcBlock"/>
      <text:p text:style-name="OrgSrcBlock"/>
      <text:p text:style-name="OrgSrcBlock"><text:span text:style-name="OrgSrcHaskellDefinitionFace">isNamedEntity</text:span><text:s/><text:span text:style-name="OrgSrcHaskellOperatorFace">::</text:span><text:s/><text:span text:style-name="OrgSrcHaskellTypeFace">Int</text:span><text:s/><text:span text:style-name="OrgSrcHaskellOperatorFace">-&gt;</text:span><text:s/><text:span text:style-name="OrgSrcRainbowDelimitersDepth1Face">[</text:span><text:span text:style-name="OrgSrcHaskellTypeFace">Int</text:span><text:span text:style-name="OrgSrcRainbowDelimitersDepth1Face">]</text:span><text:s/><text:span text:style-name="OrgSrcHaskellOperatorFace">-&gt;</text:span><text:s/><text:span text:style-name="OrgSrcHaskellTypeFace">Bool</text:span></text:p>
      <text:p text:style-name="OrgSrcBlockLastLine"><text:span text:style-name="OrgSrcHaskellDefinitionFace">isNamedEntity</text:span><text:s/>index<text:s/>namedEntityIndexList<text:s/><text:span text:style-name="OrgSrcHaskellOperatorFace">=</text:span></text:p>
      <text:p text:style-name="OrgSrcBlockLastLine"><text:s/><text:s/>index<text:s/><text:span text:style-name="OrgSrcHaskellOperatorFace">`elem`</text:span><text:s/>namedEntityIndexList</text:p>
      <text:h text:style-name="Heading_20_3" text:outline-level="3" text:is-list-header="false">
<text:bookmark-start text:name="OrgXref.org558ce05"/>
<text:bookmark text:name="org558ce05"/>extractWindows
<text:bookmark-end text:name="OrgXref.org558ce05"/></text:h>
      <text:p text:style-name="Text_20_body">Returns a list of windows of size 'n' with offset 'offset' away from the named entities in the corpus.
</text:p>
      <text:p text:style-name="OrgSrcBlock"/>
      <text:p text:style-name="OrgSrcBlock"><text:span text:style-name="OrgSrcHaskellDefinitionFace">extractWindows</text:span><text:s/><text:span text:style-name="OrgSrcHaskellOperatorFace">::</text:span><text:s/><text:span text:style-name="OrgSrcRainbowDelimitersDepth1Face">(</text:span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text:span text:style-name="OrgSrcRainbowDelimitersDepth1Face">)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RainbowDelimitersDepth1Face">[</text:span><text:span text:style-name="OrgSrcRainbowDelimitersDepth2Face">[</text:span><text:span text:style-name="OrgSrcHaskellTypeFace">Int</text:span><text:span text:style-name="OrgSrcRainbowDelimitersDepth2Face">]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HaskellTypeFace">String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RainbowDelimitersDepth2Face">[</text:span><text:span text:style-name="OrgSrcHaskellTypeFace">String</text:span><text:span text:style-name="OrgSrcRainbowDelimitersDepth2Face">]</text:span><text:span text:style-name="OrgSrcRainbowDelimitersDepth1Face">]</text:span><text:s/><text:span text:style-name="OrgSrcHaskellOperatorFace">-&gt;</text:span><text:s/><text:span text:style-name="OrgSrcRainbowDelimitersDepth1Face">[</text:span><text:span text:style-name="OrgSrcRainbowDelimitersDepth2Face">[</text:span><text:span text:style-name="OrgSrcHaskellTypeFace">String</text:span><text:span text:style-name="OrgSrcRainbowDelimitersDepth2Face">]</text:span><text:span text:style-name="OrgSrcRainbowDelimitersDepth1Face">]</text:span></text:p>
      <text:p text:style-name="OrgSrcBlock"><text:span text:style-name="OrgSrcHaskellDefinitionFace">extractWindows</text:span><text:s/>op<text:s/>index<text:s/>n<text:s/>offset<text:s/>nerIndexList<text:s/><text:span text:style-name="OrgSrcRainbowDelimitersDepth1Face">[</text:span><text:span text:style-name="OrgSrcRainbowDelimitersDepth1Face">]</text:span><text:s/>corpus<text:s/>windowList<text:s/><text:span text:style-name="OrgSrcHaskellOperatorFace">=</text:span><text:s/>reverse<text:s/>windowList</text:p>
      <text:p text:style-name="OrgSrcBlock"><text:span text:style-name="OrgSrcHaskellDefinitionFace">extractWindows</text:span><text:s/>op<text:s/>index<text:s/>n<text:s/>offset<text:s/>nerIndexList<text:s/>levicorpus<text:s/>corpus<text:s/>windowList<text:s/><text:span text:style-name="OrgSrcHaskellOperatorFace">=</text:span><text:s/><text:span text:style-name="OrgSrcHaskellKeywordFace">if</text:span><text:s/>isNamedEntity<text:s/>index<text:s/><text:span text:style-name="OrgSrcRainbowDelimitersDepth1Face">(</text:span>nerIndexList<text:s/><text:span text:style-name="OrgSrcHaskellOperatorFace">!!</text:span><text:s/><text:span text:style-name="OrgSrcHighlightNumbersNumber">0</text:span><text:span text:style-name="OrgSrcRainbowDelimitersDepth1Face">)</text:span></text:p>
      <text:p text:style-name="OrgSrcBlock"><text:s/><text:s/><text:span text:style-name="OrgSrcHaskellKeywordFace">then</text:span></text:p>
      <text:p text:style-name="OrgSrcBlock"><text:s/><text:s/>extractWindows<text:s/>op<text:s/><text:span text:style-name="OrgSrcRainbowDelimitersDepth1Face">(</text:span>index<text:s/><text:span text:style-name="OrgSrcHaskellOperatorFace">+</text:span><text:s/><text:span text:style-name="OrgSrcHighlightNumbersNumber">1</text:span><text:span text:style-name="OrgSrcRainbowDelimitersDepth1Face">)</text:span><text:s/>n<text:s/>offset<text:s/>nerIndexList<text:s/><text:span text:style-name="OrgSrcRainbowDelimitersDepth1Face">(</text:span>tail<text:s/>levicorpus<text:span text:style-name="OrgSrcRainbowDelimitersDepth1Face">)</text:span><text:s/>corpus<text:s/><text:span text:style-name="OrgSrcRainbowDelimitersDepth1Face">(</text:span><text:span text:style-name="OrgSrcRainbowDelimitersDepth2Face">(</text:span>extractWindowHelper<text:s/>n<text:s/>offset<text:s/>op<text:s/>index<text:s/>corpus<text:s/><text:span text:style-name="OrgSrcRainbowDelimitersDepth3Face">[</text:span><text:span text:style-name="OrgSrcRainbowDelimitersDepth3Face">]</text:span><text:span text:style-name="OrgSrcRainbowDelimitersDepth2Face">)</text:span><text:s/><text:span text:style-name="OrgSrcHaskellConstructorFace">:</text:span><text:s/>windowList<text:span text:style-name="OrgSrcRainbowDelimitersDepth1Face">)</text:span></text:p>
      <text:p text:style-name="OrgSrcBlockLastLine"><text:s/><text:s/><text:span text:style-name="OrgSrcHaskellKeywordFace">else</text:span></text:p>
      <text:p text:style-name="OrgSrcBlockLastLine"><text:s/><text:s/>extractWindows<text:s/>op<text:s/><text:span text:style-name="OrgSrcRainbowDelimitersDepth1Face">(</text:span>index<text:s/><text:span text:style-name="OrgSrcHaskellOperatorFace">+</text:span><text:s/><text:span text:style-name="OrgSrcHighlightNumbersNumber">1</text:span><text:span text:style-name="OrgSrcRainbowDelimitersDepth1Face">)</text:span><text:s/>n<text:s/>offset<text:s/>nerIndexList<text:s/><text:span text:style-name="OrgSrcRainbowDelimitersDepth1Face">(</text:span>tail<text:s/>levicorpus<text:span text:style-name="OrgSrcRainbowDelimitersDepth1Face">)</text:span><text:s/>corpus<text:s/>windowList</text:p>
      <text:p text:style-name="OrgSrcBlockLastLine"/>
      <text:h text:style-name="Heading_20_3" text:outline-level="3" text:is-list-header="false">
<text:bookmark-start text:name="OrgXref.orgc2050b8"/>
<text:bookmark text:name="orgc2050b8"/>windowFreq
<text:bookmark-end text:name="OrgXref.orgc2050b8"/></text:h>
      <text:p text:style-name="Text_20_body">To count the frequency of each window in the data, and sort the list by frequency,
</text:p>
      <text:p text:style-name="OrgSrcBlock"/>
      <text:p text:style-name="OrgSrcBlock"><text:span text:style-name="OrgSrcFontLockKeywordFace">def</text:span><text:s/><text:span text:style-name="OrgSrcFontLockFunctionNameFace">windowFreq</text:span><text:span text:style-name="OrgSrcRainbowDelimitersDepth1Face">(</text:span>windowList<text:span text:style-name="OrgSrcRainbowDelimitersDepth1Face">)</text:span><text:s/>:</text:p>
      <text:p text:style-name="OrgSrcBlock"/>
      <text:p text:style-name="OrgSrcBlock"><text:s/><text:s/><text:s/><text:s/><text:span text:style-name="OrgSrcFontLockVariableNameFace">wFreq</text:span><text:s/>=<text:s/><text:span text:style-name="OrgSrcRainbowDelimitersDepth1Face">{</text:span><text:span text:style-name="OrgSrcRainbowDelimitersDepth1Face">}</text:span></text:p>
      <text:p text:style-name="OrgSrcBlock"/>
      <text:p text:style-name="OrgSrcBlock"><text:s/><text:s/><text:s/>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1Face">(</text:span><text:span text:style-name="OrgSrcFontLockBuiltinFace">len</text:span><text:span text:style-name="OrgSrcRainbowDelimitersDepth2Face">(</text:span>windowList<text:span text:style-name="OrgSrcRainbowDelimitersDepth2Face">)</text:span><text:span text:style-name="OrgSrcRainbowDelimitersDepth1Face">)</text:span><text:s/>:</text:p>
      <text:p text:style-name="OrgSrcBlock"/>
      <text:p text:style-name="OrgSrcBlock"><text:s/><text:s/><text:s/><text:s/><text:s/><text:s/><text:s/><text:s/><text:span text:style-name="OrgSrcFontLockVariableNameFace">hashList</text:span><text:s/>=<text:s/><text:span text:style-name="OrgSrcFontLockBuiltinFace">str</text:span><text:span text:style-name="OrgSrcRainbowDelimitersDepth1Face">(</text:span>windowList<text:span text:style-name="OrgSrcRainbowDelimitersDepth2Face">[</text:span>i<text:span text:style-name="OrgSrcRainbowDelimitersDepth2Face">]</text:span><text:span text:style-name="OrgSrcRainbowDelimitersDepth1Face">)</text:span></text:p>
      <text:p text:style-name="OrgSrcBlock"/>
      <text:p text:style-name="OrgSrcBlock"><text:s/><text:s/><text:s/><text:s/><text:s/><text:s/><text:s/><text:s/><text:span text:style-name="OrgSrcFontLockKeywordFace">if</text:span><text:s/>hashList<text:s/><text:span text:style-name="OrgSrcFontLockKeywordFace">in</text:span><text:s/>wFreq<text:s/>:</text:p>
      <text:p text:style-name="OrgSrcBlock"><text:s/><text:s/><text:s/><text:s/><text:s/><text:s/><text:s/><text:s/><text:s/><text:s/><text:s/><text:s/><text:span text:style-name="OrgSrcFontLockVariableNameFace">wFreq</text:span><text:span text:style-name="OrgSrcRainbowDelimitersDepth1Face">[</text:span>hashList<text:span text:style-name="OrgSrcRainbowDelimitersDepth1Face">]</text:span><text:s/>+=<text:s/><text:span text:style-name="OrgSrcHighlightNumbersNumber">1</text:span></text:p>
      <text:p text:style-name="OrgSrcBlock"/>
      <text:p text:style-name="OrgSrcBlock"><text:s/><text:s/><text:s/><text:s/><text:s/><text:s/><text:s/><text:s/><text:span text:style-name="OrgSrcFontLockKeywordFace">else</text:span><text:s/>:</text:p>
      <text:p text:style-name="OrgSrcBlock"><text:s/><text:s/><text:s/><text:s/><text:s/><text:s/><text:s/><text:s/><text:s/><text:s/><text:s/><text:s/><text:span text:style-name="OrgSrcFontLockVariableNameFace">wFreq</text:span><text:span text:style-name="OrgSrcRainbowDelimitersDepth1Face">[</text:span>hashList<text:span text:style-name="OrgSrcRainbowDelimitersDepth1Face">]</text:span><text:s/>=<text:s/><text:span text:style-name="OrgSrcHighlightNumbersNumber">1</text:span></text:p>
      <text:p text:style-name="OrgSrcBlock"/>
      <text:p text:style-name="OrgSrcBlock"><text:s/><text:s/><text:s/><text:s/><text:span text:style-name="OrgSrcFontLockVariableNameFace">sortedWindows</text:span><text:s/>=<text:s/><text:span text:style-name="OrgSrcRainbowDelimitersDepth1Face">[</text:span><text:span text:style-name="OrgSrcRainbowDelimitersDepth1Face">]</text:span></text:p>
      <text:p text:style-name="OrgSrcBlock"/>
      <text:p text:style-name="OrgSrcBlock"><text:s/><text:s/><text:s/><text:s/><text:span text:style-name="OrgSrcFontLockKeywordFace">for</text:span><text:s/>j<text:s/><text:span text:style-name="OrgSrcFontLockKeywordFace">in</text:span><text:s/><text:span text:style-name="OrgSrcFontLockBuiltinFace">sorted</text:span><text:span text:style-name="OrgSrcRainbowDelimitersDepth1Face">(</text:span>wFreq,key=wFreq.get<text:span text:style-name="OrgSrcRainbowDelimitersDepth1Face">)</text:span><text:s/>:</text:p>
      <text:p text:style-name="OrgSrcBlock"><text:s/><text:s/><text:s/><text:s/><text:s/><text:s/><text:s/><text:s/>sortedWindows.append<text:span text:style-name="OrgSrcRainbowDelimitersDepth1Face">(</text:span><text:span text:style-name="OrgSrcFontLockBuiltinFace">eval</text:span><text:span text:style-name="OrgSrcRainbowDelimitersDepth2Face">(</text:span>j<text:span text:style-name="OrgSrcRainbowDelimitersDepth2Face">)</text:span><text:span text:style-name="OrgSrcRainbowDelimitersDepth1Face">)</text:span></text:p>
      <text:p text:style-name="OrgSrcBlock"/>
      <text:p text:style-name="OrgSrcBlockLastLine"><text:s/><text:s/><text:s/><text:s/><text:span text:style-name="OrgSrcFontLockKeywordFace">return</text:span><text:s/>sortedWindows</text:p>
      <text:p text:style-name="OrgSrcBlockLastLine"/>
      <text:p text:style-name="OrgSrcBlockLastLine"/>
      <text:h text:style-name="Heading_20_3" text:outline-level="3" text:is-list-header="false">
<text:bookmark-start text:name="OrgXref.orgea3ebea"/>
<text:bookmark text:name="orgea3ebea"/>frameRule
<text:bookmark-end text:name="OrgXref.orgea3ebea"/></text:h>
      <text:p text:style-name="Text_20_body">Function to convert the sorted list of windows into a rule. 
</text:p>
      <text:p text:style-name="OrgSrcBlock"/>
      <text:p text:style-name="OrgSrcBlock"><text:span text:style-name="OrgSrcFontLockKeywordFace">def</text:span><text:s/><text:span text:style-name="OrgSrcFontLockFunctionNameFace">frameRule</text:span><text:span text:style-name="OrgSrcRainbowDelimitersDepth1Face">(</text:span>numRules,<text:s/>data,<text:s/>function<text:span text:style-name="OrgSrcRainbowDelimitersDepth1Face">)</text:span><text:s/>:</text:p>
      <text:p text:style-name="OrgSrcBlock"/>
      <text:p text:style-name="OrgSrcBlock"><text:s/><text:s/><text:s/>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1Face">(</text:span><text:span text:style-name="OrgSrcHighlightNumbersNumber">0</text:span>,numRules<text:span text:style-name="OrgSrcRainbowDelimitersDepth1Face">)</text:span><text:s/>:</text:p>
      <text:p text:style-name="OrgSrcBlock"/>
      <text:p text:style-name="OrgSrcBlock"><text:s/><text:s/><text:s/><text:s/><text:s/><text:s/><text:s/><text:s/>rules<text:span text:style-name="OrgSrcRainbowDelimitersDepth1Face">[</text:span><text:span text:style-name="OrgSrcFontLockBuiltinFace">str</text:span><text:span text:style-name="OrgSrcRainbowDelimitersDepth2Face">(</text:span>data<text:span text:style-name="OrgSrcRainbowDelimitersDepth3Face">[</text:span>i<text:span text:style-name="OrgSrcRainbowDelimitersDepth3Face">]</text:span><text:span text:style-name="OrgSrcRainbowDelimitersDepth2Face">)</text:span><text:span text:style-name="OrgSrcRainbowDelimitersDepth1Face">]</text:span><text:s/>=<text:s/><text:span text:style-name="OrgSrcRainbowDelimitersDepth1Face">{</text:span><text:span text:style-name="OrgSrcFontLockStringFace">'</text:span><text:span text:style-name="OrgSrcFontLockStringFace">ruleFunction</text:span><text:span text:style-name="OrgSrcFontLockStringFace">'</text:span>:function,<text:span text:style-name="OrgSrcFontLockStringFace">'</text:span><text:span text:style-name="OrgSrcFontLockStringFace">numId</text:span><text:span text:style-name="OrgSrcFontLockStringFace">'</text:span>:<text:span text:style-name="OrgSrcHighlightNumbersNumber">0</text:span>,<text:span text:style-name="OrgSrcFontLockStringFace">'</text:span><text:span text:style-name="OrgSrcFontLockStringFace">falsePos</text:span><text:span text:style-name="OrgSrcFontLockStringFace">'</text:span>=<text:span text:style-name="OrgSrcHighlightNumbersNumber">0</text:span><text:span text:style-name="OrgSrcRainbowDelimitersDepth1Face">}</text:span></text:p>
      <text:p text:style-name="OrgSrcBlock"/>
      <text:p text:style-name="OrgSrcBlock"><text:s/><text:s/><text:s/><text:s/><text:span text:style-name="OrgSrcFontLockKeywordFace">return</text:span><text:s/>rules</text:p>
      <text:p text:style-name="OrgSrcBlockLastLine"/>
      <text:p text:style-name="OrgSrcBlockLastLine"/>
      <text:p text:style-name="OrgSrcBlockLastLine"/>
      <text:h text:style-name="Heading_20_2" text:outline-level="2" text:is-list-header="false">
<text:bookmark-start text:name="OrgXref.org33b8453"/>
<text:bookmark text:name="org33b8453"/>runRule
<text:bookmark-end text:name="OrgXref.org33b8453"/></text:h>
      <text:p text:style-name="Text_20_body">Runs a rule on the given <text:span text:style-name="OrgCode">corpus</text:span>.
</text:p>
      <text:p text:style-name="OrgSrcBlock"/>
      <text:p text:style-name="OrgSrcBlock"><text:span text:style-name="OrgSrcFontLockKeywordFace">def</text:span><text:s/><text:span text:style-name="OrgSrcFontLockFunctionNameFace">runRule</text:span><text:span text:style-name="OrgSrcRainbowDelimitersDepth1Face">(</text:span>corpusMatrix,<text:s/>rule<text:span text:style-name="OrgSrcRainbowDelimitersDepth1Face">)</text:span><text:s/>:</text:p>
      <text:p text:style-name="OrgSrcBlock"/>
      <text:p text:style-name="OrgSrcBlock"><text:s/><text:s/><text:s/><text:s/><text:span text:style-name="OrgSrcFontLockCommentDelimiterFace">#<text:s/></text:span><text:span text:style-name="OrgSrcFontLockCommentFace">this<text:s/>is<text:s/>an<text:s/>extremely<text:s/>hacked-together<text:s/>function</text:span></text:p>
      <text:p text:style-name="OrgSrcBlock"><text:s/><text:s/><text:s/><text:s/><text:span text:style-name="OrgSrcFontLockCommentDelimiterFace">#<text:s/></text:span><text:span text:style-name="OrgSrcFontLockCommentFace">that<text:s/>just<text:s/>checks<text:s/>for<text:s/>NER<text:s/>starting<text:s/>indices</text:span></text:p>
      <text:p text:style-name="OrgSrcBlock"><text:s/><text:s/><text:s/><text:s/><text:span text:style-name="OrgSrcFontLockCommentDelimiterFace">#<text:s/></text:span><text:span text:style-name="OrgSrcFontLockCommentFace">and<text:s/>returns<text:s/>ALL<text:s/>the<text:s/>NNs<text:s/>after<text:s/>them</text:span></text:p>
      <text:p text:style-name="OrgSrcBlock"><text:s/><text:s/><text:s/><text:s/><text:span text:style-name="OrgSrcFontLockCommentDelimiterFace">#<text:s/></text:span><text:span text:style-name="OrgSrcFontLockCommentFace">i</text:span><text:span text:style-name="OrgSrcFontLockCommentFace">'</text:span><text:span text:style-name="OrgSrcFontLockCommentFace">ll<text:s/>write<text:s/>the<text:s/>generalised<text:s/>function<text:s/>later</text:span></text:p>
      <text:p text:style-name="OrgSrcBlock"/>
      <text:p text:style-name="OrgSrcBlock"><text:s/><text:s/><text:s/><text:s/><text:span text:style-name="OrgSrcFontLockKeywordFace">pass</text:span></text:p>
      <text:p text:style-name="OrgSrcBlock"/>
      <text:p text:style-name="OrgSrcBlock"/>
      <text:p text:style-name="OrgSrcBlock"/>
      <text:p text:style-name="OrgSrcBlock"/>
      <text:p text:style-name="OrgSrcBlockLastLine"/>
      <text:p text:style-name="OrgSrcBlockLastLine"/>
      <text:p text:style-name="OrgSrcBlockLastLine"/>
      <text:h text:style-name="Heading_20_2" text:outline-level="2" text:is-list-header="false">
<text:bookmark-start text:name="OrgXref.org7c18b5e"/>
<text:bookmark text:name="org7c18b5e"/>testRule
<text:bookmark-end text:name="OrgXref.org7c18b5e"/></text:h>
      <text:p text:style-name="Text_20_body">Takes a list of type <text:span text:style-name="OrgCode">Token</text:span> (as in, the entire corpus), and returns 
the number of matches and the number of false positives.
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testRule</text:span><text:span text:style-name="OrgSrcRainbowDelimitersDepth1Face">(</text:span>corpusList,<text:s/>corpusLevel,<text:s/>rule<text:span text:style-name="OrgSrcRainbowDelimitersDepth1Face">)</text:span><text:s/>:</text:p>
      <text:p text:style-name="OrgSrcBlock"/>
      <text:p text:style-name="OrgSrcBlock"/>
      <text:p text:style-name="OrgSrcBlock"/>
      <text:p text:style-name="OrgSrcBlock"/>
      <text:p text:style-name="OrgSrcBlock"/>
      <text:p text:style-name="OrgSrcBlock"/>
      <text:p text:style-name="OrgSrcBlock"/>
      <text:p text:style-name="OrgSrcBlockLastLine"/>
      <text:p text:style-name="OrgSrcBlockLastLine"/>
      <text:p text:style-name="OrgSrcBlockLastLine"/>
      <text:h text:style-name="Heading_20_2" text:outline-level="2" text:is-list-header="false">
<text:bookmark-start text:name="OrgXref.orgf782cf1"/>
<text:bookmark text:name="orgf782cf1"/>judgeRule
<text:bookmark-end text:name="OrgXref.orgf782cf1"/></text:h>
      <text:p text:style-name="Text_20_body">Based on the previous number of false positives, returns a <text:span text:style-name="OrgCode">Boolean</text:span> value indicating whether or not a rule needs to be revised.
</text:p>
      <text:p text:style-name="OrgSrcBlockLastLine"/>
      <text:p text:style-name="OrgSrcBlockLastLine"/>
      <text:h text:style-name="Heading_20_2" text:outline-level="2" text:is-list-header="false">
<text:bookmark-start text:name="OrgXref.orgf02d9d5"/>
<text:bookmark text:name="orgf02d9d5"/>reviseRule
<text:bookmark-end text:name="OrgXref.orgf02d9d5"/></text:h>
      <text:p text:style-name="Text_20_body">Also known as the function that "tightens the sieve", so to speak, by expanding the context window.
</text:p>
      <text:p text:style-name="Text_20_body">Takes a rule, changes the list of parameters by expanding the context window of the rule, returns a new rule.
</text:p>
      <text:p text:style-name="OrgSrcBlock"/>
      <text:p text:style-name="OrgSrcBlockLastLine"/>
      <text:p text:style-name="OrgSrcBlockLastLine"><text:span text:style-name="OrgSrcHaskellDefinitionFace">reviseRule</text:span><text:s/><text:span text:style-name="OrgSrcHaskellOperatorFace">::</text:span><text:s/><text:span text:style-name="OrgSrcHaskellTypeFace">Rule</text:span><text:s/><text:span text:style-name="OrgSrcHaskellOperatorFace">-&gt;</text:span><text:s/><text:span text:style-name="OrgSrcHaskellTypeFace">Rule</text:span></text:p>
      <text:p text:style-name="OrgSrcBlockLastLine"/>
      <text:h text:style-name="Heading_20_1" text:outline-level="1" text:is-list-header="false">
<text:bookmark-start text:name="OrgXref.org029f2b5"/>
<text:bookmark text:name="org029f2b5"/>Main
<text:bookmark-end text:name="OrgXref.org029f2b5"/></text:h>
      <text:p text:style-name="OrgSrcBlock"/>
      <text:p text:style-name="OrgSrcBlock"><text:span text:style-name="OrgSrcHaskellDefinitionFace">sub</text:span><text:s/><text:span text:style-name="OrgSrcHaskellOperatorFace">::</text:span><text:s/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text:s/><text:span text:style-name="OrgSrcHaskellOperatorFace">-&gt;</text:span><text:s/><text:span text:style-name="OrgSrcHaskellTypeFace">Int</text:span></text:p>
      <text:p text:style-name="OrgSrcBlock"><text:span text:style-name="OrgSrcHaskellDefinitionFace">sub</text:span><text:s/>n<text:s/>offset<text:s/>namedEntityIndex<text:s/><text:span text:style-name="OrgSrcHaskellOperatorFace">=</text:span><text:s/><text:span text:style-name="OrgSrcRainbowDelimitersDepth1Face">(</text:span>namedEntityIndex<text:s/><text:span text:style-name="OrgSrcHaskellOperatorFace">-</text:span><text:s/>offset<text:s/><text:span text:style-name="OrgSrcHaskellOperatorFace">-</text:span><text:s/>n<text:span text:style-name="OrgSrcRainbowDelimitersDepth1Face">)</text:span><text:s/></text:p>
      <text:p text:style-name="OrgSrcBlock"/>
      <text:p text:style-name="OrgSrcBlock"><text:span text:style-name="OrgSrcHaskellDefinitionFace">main</text:span><text:s/><text:span text:style-name="OrgSrcHaskellOperatorFace">::</text:span><text:s/><text:span text:style-name="OrgSrcHaskellTypeFace">IO</text:span><text:s/><text:span text:style-name="OrgSrcRainbowDelimitersDepth1Face">(</text:span><text:span text:style-name="OrgSrcRainbowDelimitersDepth1Face">)</text:span></text:p>
      <text:p text:style-name="OrgSrcBlock"><text:span text:style-name="OrgSrcHaskellDefinitionFace">main</text:span><text:s/><text:span text:style-name="OrgSrcHaskellOperatorFace">=</text:span><text:s/><text:span text:style-name="OrgSrcHaskellKeywordFace">let</text:span></text:p>
      <text:p text:style-name="OrgSrcBlockLastLine"><text:s/><text:s/>ans<text:s/><text:span text:style-name="OrgSrcHaskellOperatorFace">=</text:span><text:s/>show<text:s/><text:span text:style-name="OrgSrcHaskellOperatorFace">$</text:span><text:s/>extractWindows<text:s/>sub<text:s/><text:span text:style-name="OrgSrcHighlightNumbersNumber">2</text:span><text:s/><text:span text:style-name="OrgSrcHighlightNumbersNumber">2</text:span><text:s/><text:span text:style-name="OrgSrcHighlightNumbersNumber">0</text:span><text:s/><text:span text:style-name="OrgSrcRainbowDelimitersDepth1Face">(</text:span>extractNEIndices<text:s/>corpusList<text:span text:style-name="OrgSrcRainbowDelimitersDepth1Face">)</text:span><text:s/><text:span text:style-name="OrgSrcRainbowDelimitersDepth1Face">(</text:span>extractLevel<text:s/><text:span text:style-name="OrgSrcHighlightNumbersNumber">5</text:span><text:s/>corpusList<text:s/><text:span text:style-name="OrgSrcRainbowDelimitersDepth2Face">[</text:span><text:span text:style-name="OrgSrcRainbowDelimitersDepth2Face">]</text:span><text:span text:style-name="OrgSrcRainbowDelimitersDepth1Face">)</text:span><text:s/><text:span text:style-name="OrgSrcRainbowDelimitersDepth1Face">(</text:span>extractLevel<text:s/><text:span text:style-name="OrgSrcHighlightNumbersNumber">5</text:span><text:s/>corpusList<text:s/><text:span text:style-name="OrgSrcRainbowDelimitersDepth2Face">[</text:span><text:span text:style-name="OrgSrcRainbowDelimitersDepth2Face">]</text:span><text:span text:style-name="OrgSrcRainbowDelimitersDepth1Face">)</text:span><text:s/><text:span text:style-name="OrgSrcRainbowDelimitersDepth1Face">[</text:span><text:span text:style-name="OrgSrcRainbowDelimitersDepth1Face">]</text:span><text:s/></text:p>
      <text:p text:style-name="OrgSrcBlockLastLine"><text:s/><text:s/><text:span text:style-name="OrgSrcHaskellKeywordFace">in</text:span><text:s/>putStrLn<text:s/>ans</text:p>
      <text:p text:style-name="OrgSrcBlockLastLine"/>
      <text:h text:style-name="Heading_20_1" text:outline-level="1" text:is-list-header="false">
<text:bookmark-start text:name="OrgXref.org1b4a85a"/>
<text:bookmark text:name="org1b4a85a"/>Python Main
<text:bookmark-end text:name="OrgXref.org1b4a85a"/></text:h>
      <text:p text:style-name="Text_20_body">For when I decided "Fuck this shit, I'm hacking it out in python."
</text:p>
      <text:p text:style-name="OrgSrcBlock"/>
      <text:p text:style-name="OrgSrcBlock"><text:span text:style-name="OrgSrcFontLockKeywordFace">if</text:span><text:s/><text:span text:style-name="OrgSrcFontLockBuiltinFace">__name__</text:span><text:s/>==<text:s/><text:span text:style-name="OrgSrcFontLockStringFace">'</text:span><text:span text:style-name="OrgSrcFontLockStringFace">__main__</text:span><text:span text:style-name="OrgSrcFontLockStringFace">'</text:span><text:s/>:</text:p>
      <text:p text:style-name="OrgSrcBlock"/>
      <text:p text:style-name="OrgSrcBlockLastLine"><text:s/><text:s/><text:s/><text:s/><text:span text:style-name="OrgSrcFontLockVariableNameFace">l</text:span><text:s/>=<text:s/><text:span text:style-name="OrgSrcFontLockBuiltinFace">eval</text:span><text:span text:style-name="OrgSrcRainbowDelimitersDepth1Face">(</text:span><text:span text:style-name="OrgSrcFontLockBuiltinFace">input</text:span>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LastLine"><text:s/><text:s/><text:s/><text:s/>windowFreq<text:span text:style-name="OrgSrcRainbowDelimitersDepth1Face">(</text:span>l<text:span text:style-name="OrgSrcRainbowDelimitersDepth1Face">)</text:span></text:p>
      <text:p text:style-name="OrgSrcBlockLastLine"/>
      <text:h text:style-name="Heading_20_1" text:outline-level="1" text:is-list-header="false">
<text:bookmark-start text:name="OrgXref.org145a64f"/>
<text:bookmark text:name="org145a64f"/>Sample Data
<text:bookmark-end text:name="OrgXref.org145a64f"/></text:h>
      <text:p text:style-name="Text_20_body">Since the actual TSV files are messed up. The actual <text:span text:style-name="OrgCode">corpusList</text:span> will be generated by a Python code generator.
</text:p>
      <text:p text:style-name="OrgSrcBlock"/>
      <text:p text:style-name="OrgSrcBlock"><text:span text:style-name="OrgSrcHaskellDefinitionFace">corpusList</text:span><text:s/><text:span text:style-name="OrgSrcHaskellOperatorFace">::</text:span><text:s/><text:span text:style-name="OrgSrcRainbowDelimitersDepth1Face">[</text:span><text:span text:style-name="OrgSrcHaskellTypeFace">Token</text:span><text:span text:style-name="OrgSrcRainbowDelimitersDepth1Face">]</text:span></text:p>
      <text:p text:style-name="OrgSrcBlock"><text:span text:style-name="OrgSrcHaskellDefinitionFace">corpusList</text:span><text:s/><text:span text:style-name="OrgSrcHaskellOperatorFace">=</text:span><text:s/><text:span text:style-name="OrgSrcRainbowDelimitersDepth1Face">[</text:span><text:span text:style-name="OrgSrcHaskellConstructorFace">Token</text:span><text:s/><text:span text:style-name="OrgSrcFontLockStringFace">"Allylic"</text:span><text:s/><text:span text:style-name="OrgSrcHighlightNumbersNumber">0</text:span><text:s/><text:span text:style-name="OrgSrcHighlightNumbersNumber">7</text:span><text:s/><text:span text:style-name="OrgSrcHighlightNumbersNumber">1</text:span><text:s/><text:span text:style-name="OrgSrcFontLockStringFace">"JJ"</text:span><text:s/><text:span text:style-name="OrgSrcHaskellConstructorFace">False</text:span>,</text:p>
      <text:p text:style-name="OrgSrcBlock"><text:s/><text:s/><text:span text:style-name="OrgSrcHaskellConstructorFace">Token</text:span><text:s/><text:span text:style-name="OrgSrcFontLockStringFace">"Oxidation"</text:span><text:s/><text:span text:style-name="OrgSrcHighlightNumbersNumber">8</text:span><text:s/><text:span text:style-name="OrgSrcHighlightNumbersNumber">17</text:span><text:s/><text:span text:style-name="OrgSrcHighlightNumbersNumber">1</text:span><text:s/><text:span text:style-name="OrgSrcFontLockStringFace">"NN"</text:span><text:s/><text:span text:style-name="OrgSrcHaskellConstructorFace">False</text:span>,</text:p>
      <text:p text:style-name="OrgSrcBlock"><text:s/><text:s/><text:span text:style-name="OrgSrcHaskellConstructorFace">Token</text:span><text:s/><text:span text:style-name="OrgSrcFontLockStringFace">"Catalyzed"</text:span><text:s/><text:span text:style-name="OrgSrcHighlightNumbersNumber">18</text:span><text:s/><text:span text:style-name="OrgSrcHighlightNumbersNumber">27</text:span><text:s/><text:span text:style-name="OrgSrcHighlightNumbersNumber">1</text:span><text:s/><text:span text:style-name="OrgSrcFontLockStringFace">"VBN"</text:span><text:s/><text:span text:style-name="OrgSrcHaskellConstructorFace">False</text:span>,</text:p>
      <text:p text:style-name="OrgSrcBlock"><text:s/><text:s/><text:span text:style-name="OrgSrcHaskellConstructorFace">Token</text:span><text:s/><text:span text:style-name="OrgSrcFontLockStringFace">"by"</text:span><text:s/><text:span text:style-name="OrgSrcHighlightNumbersNumber">28</text:span><text:s/><text:span text:style-name="OrgSrcHighlightNumbersNumber">30</text:span><text:s/><text:span text:style-name="OrgSrcHighlightNumbersNumber">1</text:span><text:s/><text:span text:style-name="OrgSrcFontLockStringFace">"IN"</text:span><text:s/><text:span text:style-name="OrgSrcHaskellConstructorFace">False</text:span>,</text:p>
      <text:p text:style-name="OrgSrcBlock"><text:s/><text:s/><text:span text:style-name="OrgSrcHaskellConstructorFace">Token</text:span><text:s/><text:span text:style-name="OrgSrcFontLockStringFace">"Dirhodium(II)"</text:span><text:s/><text:span text:style-name="OrgSrcHighlightNumbersNumber">31</text:span><text:s/><text:span text:style-name="OrgSrcHighlightNumbersNumber">44</text:span><text:s/><text:span text:style-name="OrgSrcHighlightNumbersNumber">1</text:span><text:s/><text:span text:style-name="OrgSrcFontLockStringFace">"NN"</text:span><text:s/><text:span text:style-name="OrgSrcHaskellConstructorFace">True</text:span>,</text:p>
      <text:p text:style-name="OrgSrcBlock"><text:s/><text:s/><text:span text:style-name="OrgSrcHaskellConstructorFace">Token</text:span><text:s/><text:span text:style-name="OrgSrcFontLockStringFace">"Tetrakis[ε-cXaprolactamate]"</text:span><text:s/><text:span text:style-name="OrgSrcHighlightNumbersNumber">45</text:span><text:s/><text:span text:style-name="OrgSrcHighlightNumbersNumber">71</text:span><text:s/><text:span text:style-name="OrgSrcHighlightNumbersNumber">1</text:span><text:s/><text:span text:style-name="OrgSrcFontLockStringFace">"NN"</text:span><text:s/><text:span text:style-name="OrgSrcHaskellConstructorFace">True</text:span>,</text:p>
      <text:p text:style-name="OrgSrcBlock"><text:s/><text:s/><text:span text:style-name="OrgSrcHaskellConstructorFace">Token</text:span><text:s/><text:span text:style-name="OrgSrcFontLockStringFace">"of"</text:span><text:s/><text:span text:style-name="OrgSrcHighlightNumbersNumber">72</text:span><text:s/><text:span text:style-name="OrgSrcHighlightNumbersNumber">74</text:span><text:s/><text:span text:style-name="OrgSrcHighlightNumbersNumber">1</text:span><text:s/><text:span text:style-name="OrgSrcFontLockStringFace">"IN"</text:span><text:s/><text:span text:style-name="OrgSrcHaskellConstructorFace">False</text:span>,</text:p>
      <text:p text:style-name="OrgSrcBlockLastLine"><text:s/><text:s/><text:span text:style-name="OrgSrcHaskellConstructorFace">Token</text:span><text:s/><text:span text:style-name="OrgSrcFontLockStringFace">"tert-Butyldimethylsilyl-protected"</text:span><text:s/><text:span text:style-name="OrgSrcHighlightNumbersNumber">75</text:span><text:s/><text:span text:style-name="OrgSrcHighlightNumbersNumber">108</text:span><text:s/><text:span text:style-name="OrgSrcHighlightNumbersNumber">1</text:span><text:s/><text:span text:style-name="OrgSrcFontLockStringFace">"JJ"</text:span><text:s/><text:span text:style-name="OrgSrcHaskellConstructorFace">True</text:span>,</text:p>
      <text:p text:style-name="OrgSrcBlockLastLine"><text:s/><text:s/><text:span text:style-name="OrgSrcHaskellConstructorFace">Token</text:span><text:s/><text:span text:style-name="OrgSrcFontLockStringFace">"trans-Dehydroandrosterone"</text:span><text:s/><text:span text:style-name="OrgSrcHighlightNumbersNumber">109</text:span><text:s/><text:span text:style-name="OrgSrcHighlightNumbersNumber">134</text:span><text:s/><text:span text:style-name="OrgSrcHighlightNumbersNumber">1</text:span><text:s/><text:span text:style-name="OrgSrcFontLockStringFace">"NN"</text:span><text:s/><text:span text:style-name="OrgSrcHaskellConstructorFace">True</text:span><text:span text:style-name="OrgSrcRainbowDelimitersDepth1Face">]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716d73"/>
    </style:style>
    <style:style style:name="OrgSrcFontLockCommentDelimiterFace" style:family="text">
      <style:text-properties fo:color="#716d73"/>
    </style:style>
    <style:style style:name="OrgSrcFontLockStringFace" style:family="text">
      <style:text-properties fo:color="#81af34"/>
    </style:style>
    <style:style style:name="OrgSrcFontLockBuiltinFace" style:family="text">
      <style:text-properties fo:color="#deae3e"/>
    </style:style>
    <style:style style:name="OrgSrcFontLockVariableNameFace" style:family="text">
      <style:text-properties fo:color="#7e9fc9"/>
    </style:style>
    <style:style style:name="OrgSrcFontLockFunctionNameFace" style:family="text">
      <style:text-properties fo:color="#d15120"/>
    </style:style>
    <style:style style:name="OrgSrcFontLockKeywordFace" style:family="text">
      <style:text-properties fo:color="#d97a35"/>
    </style:style>
    <style:style style:name="OrgSrcRainbowDelimitersDepth4Face" style:family="text">
      <style:text-properties fo:color="#67b11d"/>
    </style:style>
    <style:style style:name="OrgSrcRainbowDelimitersDepth3Face" style:family="text">
      <style:text-properties fo:color="#2d9574"/>
    </style:style>
    <style:style style:name="OrgSrcHighlightNumbersNumber" style:family="text">
      <style:text-properties fo:color="#a878b5"/>
    </style:style>
    <style:style style:name="OrgSrcHaskellDefinitionFace" style:family="text">
      <style:text-properties fo:color="#d15120"/>
    </style:style>
    <style:style style:name="OrgSrcRainbowDelimitersDepth2Face" style:family="text">
      <style:text-properties fo:color="#bc6ec5"/>
    </style:style>
    <style:style style:name="OrgSrcRainbowDelimitersDepth1Face" style:family="text">
      <style:text-properties fo:color="#4f97d7"/>
    </style:style>
    <style:style style:name="OrgSrcHaskellOperatorFace" style:family="text">
      <style:text-properties fo:color="#7e9fc9"/>
    </style:style>
    <style:style style:name="OrgSrcHaskellTypeFace" style:family="text">
      <style:text-properties fo:color="#b23f1e"/>
    </style:style>
    <style:style style:name="OrgSrcHaskellConstructorFace" style:family="text">
      <style:text-properties fo:color="#b23f1e"/>
    </style:style>
    <style:style style:name="OrgSrcHaskellKeywordFace" style:family="text">
      <style:text-properties fo:color="#d97a35"/>
    </style:style>
    <style:style style:name="OrgSrcHaskellPragmaFace" style:family="text">
      <style:text-properties fo:color="#d97a35"/>
    </style:style>
    <style:style style:name="OrgSrcBlock" style:family="paragraph" style:parent-style-name="Preformatted_20_Text">
      <style:paragraph-properties fo:background-color="#14191f" fo:padding="0.049cm" fo:border="0.51pt solid #000000" style:shadow="none">
        <style:background-image/>
      </style:paragraph-properties>
      <style:text-properties fo:color="#dcdd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treyee Ghosal</dc:creator>
    <meta:initial-creator>Atreyee Ghosal</meta:initial-creator>
    <dc:date>2017-11-26T15:59:23</dc:date>
    <meta:creation-date>2017-11-26T15:59:23</meta:creation-date>
    <meta:generator>Emacs 24.5.1 (Org mode 9.1.2)</meta:generator>
    <meta:keyword/>
    <dc:subject/>
    <dc:title>Incremental Rule Generation</dc:title>
  </office:meta>
</office:document-meta>
</file>